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paragraph-properties fo:text-align="center" style:justify-single-word="false"/>
      <style:text-properties officeooo:paragraph-rsid="000eccba"/>
    </style:style>
    <style:style style:name="P3" style:family="paragraph" style:parent-style-name="Standard">
      <style:text-properties officeooo:rsid="000eccba" officeooo:paragraph-rsid="000eccba"/>
    </style:style>
    <style:style style:name="P4" style:family="paragraph" style:parent-style-name="Standard">
      <style:text-properties officeooo:paragraph-rsid="0011e0e6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b4eab" officeooo:paragraph-rsid="001b4eab"/>
    </style:style>
    <style:style style:name="P7" style:family="paragraph" style:parent-style-name="Standard">
      <style:text-properties officeooo:rsid="002157f6" officeooo:paragraph-rsid="002157f6"/>
    </style:style>
    <style:style style:name="P8" style:family="paragraph" style:parent-style-name="Standard">
      <style:text-properties officeooo:rsid="002403dd" officeooo:paragraph-rsid="002f4bb7"/>
    </style:style>
    <style:style style:name="P9" style:family="paragraph" style:parent-style-name="Standard">
      <style:text-properties officeooo:paragraph-rsid="00248a7a"/>
    </style:style>
    <style:style style:name="P10" style:family="paragraph" style:parent-style-name="Standard">
      <style:text-properties officeooo:paragraph-rsid="00256fd9"/>
    </style:style>
    <style:style style:name="P11" style:family="paragraph" style:parent-style-name="Standard">
      <style:text-properties officeooo:rsid="002dd859" officeooo:paragraph-rsid="002dd859"/>
    </style:style>
    <style:style style:name="P12" style:family="paragraph" style:parent-style-name="Standard">
      <style:text-properties officeooo:paragraph-rsid="002f4bb7"/>
    </style:style>
    <style:style style:name="T1" style:family="text">
      <style:text-properties fo:font-size="18pt" fo:font-weight="bold" officeooo:rsid="000eccba" style:font-size-asian="18pt" style:font-weight-asian="bold" style:font-size-complex="18pt" style:font-weight-complex="bold"/>
    </style:style>
    <style:style style:name="T2" style:family="text">
      <style:text-properties officeooo:rsid="0012a78f"/>
    </style:style>
    <style:style style:name="T3" style:family="text">
      <style:text-properties officeooo:rsid="0012c598"/>
    </style:style>
    <style:style style:name="T4" style:family="text">
      <style:text-properties officeooo:rsid="0015c627"/>
    </style:style>
    <style:style style:name="T5" style:family="text">
      <style:text-properties officeooo:rsid="001797f8"/>
    </style:style>
    <style:style style:name="T6" style:family="text">
      <style:text-properties officeooo:rsid="00198738"/>
    </style:style>
    <style:style style:name="T7" style:family="text">
      <style:text-properties officeooo:rsid="0019b7ec"/>
    </style:style>
    <style:style style:name="T8" style:family="text">
      <style:text-properties officeooo:rsid="001f98da"/>
    </style:style>
    <style:style style:name="T9" style:family="text">
      <style:text-properties officeooo:rsid="0022248d"/>
    </style:style>
    <style:style style:name="T10" style:family="text">
      <style:text-properties style:text-underline-style="solid" style:text-underline-width="auto" style:text-underline-color="font-color" officeooo:rsid="0012a78f"/>
    </style:style>
    <style:style style:name="T11" style:family="text">
      <style:text-properties officeooo:rsid="00248a7a"/>
    </style:style>
    <style:style style:name="T12" style:family="text">
      <style:text-properties officeooo:rsid="00256fd9"/>
    </style:style>
    <style:style style:name="T13" style:family="text">
      <style:text-properties officeooo:rsid="00267bc4"/>
    </style:style>
    <style:style style:name="T14" style:family="text">
      <style:text-properties officeooo:rsid="0028e949"/>
    </style:style>
    <style:style style:name="T15" style:family="text">
      <style:text-properties officeooo:rsid="002b7521"/>
    </style:style>
    <style:style style:name="T16" style:family="text">
      <style:text-properties officeooo:rsid="002f4bb7"/>
    </style:style>
    <style:style style:name="T17" style:family="text">
      <style:text-properties officeooo:rsid="002fdeef"/>
    </style:style>
    <style:style style:name="T18" style:family="text">
      <style:text-properties officeooo:rsid="0030b1a9"/>
    </style:style>
    <style:style style:name="T19" style:family="text">
      <style:text-properties officeooo:rsid="00332eb8"/>
    </style:style>
    <style:style style:name="T20" style:family="text">
      <style:text-properties officeooo:rsid="0034c46a"/>
    </style:style>
    <style:style style:name="T21" style:family="text">
      <style:text-properties officeooo:rsid="0036a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han MEDDACI </text:p>
      <text:p text:style-name="P3">Florian AUBERVAL</text:p>
      <text:p text:style-name="P1"/>
      <text:p text:style-name="P2"><text:span text:style-name="T1">Compte rendu </text:span><text:tab/></text:p>
      <text:p text:style-name="P2"/>
      <text:p text:style-name="P1">- Votre rendu consistera en votre code source et un rapport décrivant ou vous en êtes </text:p>
      <text:p text:style-name="Standard">rendu, les améliorations que vous avez apporté, les ports choisis, etc ..</text:p>
      <text:p text:style-name="Standard"/>
      <text:p text:style-name="P9"><text:span text:style-name="T2">Lien du </text:span><text:span text:style-name="T3">dépot GitHub</text:span><text:span text:style-name="T2">:</text:span><text:span text:style-name="T10"> </text:span><text:a xlink:type="simple" xlink:href="https://github.com/Me-k-01/chat" text:style-name="Internet_20_link" text:visited-style-name="Visited_20_Internet_20_Link"><text:span text:style-name="T11">https://github.com/Me-k-01/chat</text:span></text:a></text:p>
      <text:p text:style-name="P10"><text:span text:style-name="T11">La branche main est la version pair a pair du projet et la branche multicast </text:span><text:span text:style-name="T12">correspond a la version </text:span><text:span text:style-name="T11">multicast.</text:span><text:span text:style-name="T12"> </text:span></text:p>
      <text:p text:style-name="Standard">Les ip est port du serveur <text:span text:style-name="T4">et du client</text:span> sont à mettre dans le/<text:span text:style-name="T15">les</text:span> fichier config <text:span text:style-name="T13">à la racine du projet</text:span><text:span text:style-name="T14"> </text:span><text:span text:style-name="T13">.</text:span> </text:p>
      <text:p text:style-name="P7">Le port choisit par defaut <text:span text:style-name="T9">pour le serveur et le client est</text:span> 4444.</text:p>
      <text:p text:style-name="Standard"/>
      <text:p text:style-name="P5">Dans <text:span text:style-name="T2">la version </text:span>multicast <text:span text:style-name="T2">du projet</text:span>:</text:p>
      <text:p text:style-name="Standard">Un mot de passe dans le fichier <text:span text:style-name="T21">client.conf permet de</text:span> génère<text:span text:style-name="T21">r</text:span> <text:span text:style-name="T5">un tableau de bit</text:span><text:span text:style-name="T6">s</text:span><text:span text:style-name="T5"> qui sert de </text:span>clé AES <text:span text:style-name="T21">pour déchiffrer le message côté Client.</text:span></text:p>
      <text:p text:style-name="Standard"/>
      <text:p text:style-name="P6">Le serveur attend contin<text:span text:style-name="T8">n</text:span>uelement dans un Thread séparé les nouvelles connections TCP.</text:p>
      <text:p text:style-name="P6">Et <text:span text:style-name="T17">à</text:span> chaque message <text:s/>reçu le serveur broadcast le message à tous les clients, sans essayer de d<text:span text:style-name="T20">é</text:span>chiffrer les message.</text:p>
      <text:p text:style-name="Standard"/>
      <text:p text:style-name="P5">Dans <text:span text:style-name="T2">la version pair-à-pair</text:span> :</text:p>
      <text:p text:style-name="P11">Le fichier de configuration du serveur et du client est config.conf</text:p>
      <text:p text:style-name="P8">L<text:span text:style-name="T16">a classe</text:span> <text:span text:style-name="T18">C</text:span><text:span text:style-name="T16">lient</text:span> <text:span text:style-name="T16">herite de la classe Serveur, car on r</text:span><text:span text:style-name="T18">é</text:span><text:span text:style-name="T16">utilise plusieur fois les mêmes m</text:span><text:span text:style-name="T18">é</text:span><text:span text:style-name="T16">thodes.</text:span></text:p>
      <text:p text:style-name="P12"><text:span text:style-name="T16">On override juste les methodes d’attende</text:span><text:span text:style-name="T19">s</text:span><text:span text:style-name="T16"> de connection du serveur pour que le client se connecte au serveur</text:span></text:p>
      <text:p text:style-name="P12"/>
      <text:p text:style-name="Standard">Rapport :</text:p>
      <text:p text:style-name="Standard">1) ✓</text:p>
      <text:p text:style-name="Standard">2) ✓</text:p>
      <text:p text:style-name="Standard">3) ✓</text:p>
      <text:p text:style-name="Standard">4) ✓</text:p>
      <text:p text:style-name="Standard">5) ✓</text:p>
      <text:p text:style-name="Standard">6) Implementation d'un systeme de mot de passe</text:p>
      <text:p text:style-name="Standard"><text:s text:c="4"/>L'utilisateur entre dans son fichier de configuration un mot de passe </text:p>
      <text:p text:style-name="Standard"><text:s text:c="4"/>et celui-ci se fait transformer en une clé AES généré pseudo-aléatoirement. </text:p>
      <text:p text:style-name="Standard">7) ✓</text:p>
      <text:p text:style-name="P4">8) 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5:08.764075651</meta:creation-date>
    <dc:date>2021-12-16T12:44:08.639540620</dc:date>
    <meta:editing-duration>PT30M45S</meta:editing-duration>
    <meta:editing-cycles>37</meta:editing-cycles>
    <meta:generator>LibreOffice/7.1.7.2$Linux_X86_64 LibreOffice_project/10$Build-2</meta:generator>
    <meta:document-statistic meta:table-count="0" meta:image-count="0" meta:object-count="0" meta:page-count="1" meta:paragraph-count="28" meta:word-count="254" meta:character-count="1454" meta:non-whitespace-character-count="1211"/>
  </office:meta>
</office:document-meta>
</file>